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31cf" officeooo:paragraph-rsid="000a31cf"/>
    </style:style>
    <style:style style:name="P2" style:family="paragraph" style:parent-style-name="Standard">
      <style:text-properties officeooo:rsid="000c7b6b" officeooo:paragraph-rsid="000c7b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prawić diagram</text:p>
      <text:p text:style-name="P1">w 1 dostawie kilka samochodów i może więcej niemiec</text:p>
      <text:p text:style-name="P2">trigery exampl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30T22:07:36.776000000</meta:creation-date>
    <dc:date>2024-06-02T07:27:29.107000000</dc:date>
    <meta:editing-duration>P2DT9H19M52S</meta:editing-duration>
    <meta:editing-cycles>3</meta:editing-cycles>
    <meta:generator>LibreOffice/7.4.7.2$Windows_X86_64 LibreOffice_project/723314e595e8007d3cf785c16538505a1c878ca5</meta:generator>
    <meta:document-statistic meta:table-count="0" meta:image-count="0" meta:object-count="0" meta:page-count="1" meta:paragraph-count="3" meta:word-count="13" meta:character-count="82" meta:non-whitespace-character-count="72"/>
  </office:meta>
</office:document-meta>
</file>